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0f574" officeooo:paragraph-rsid="0010f57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ACHI GHOSE</text:p>
      <text:p text:style-name="P1">17BTCS031</text:p>
      <text:p text:style-name="P1">18/06/2018</text:p>
      <text:p text:style-name="P1"><text:s/></text:p>
      <text:p text:style-name="P1">if else statements</text:p>
      <text:p text:style-name="P1">for loop statements</text:p>
      <text:p text:style-name="P1">while loop statements</text:p>
      <text:p text:style-name="P1">nested statements</text:p>
      <text:p text:style-name="P1">if conditions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8T15:31:06.975405364</meta:creation-date>
    <dc:date>2018-06-18T15:34:22.462266284</dc:date>
    <meta:editing-duration>PT3M17S</meta:editing-duration>
    <meta:editing-cycles>1</meta:editing-cycles>
    <meta:document-statistic meta:table-count="0" meta:image-count="0" meta:object-count="0" meta:page-count="1" meta:paragraph-count="9" meta:word-count="17" meta:character-count="120" meta:non-whitespace-character-count="110"/>
    <meta:generator>LibreOffice/6.0.3.2$Linux_X86_64 LibreOffice_project/00m0$Build-2</meta:generator>
  </office:meta>
</office:document-meta>
</file>